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70c2" officeooo:paragraph-rsid="001070c2"/>
    </style:style>
    <style:style style:name="P2" style:family="paragraph" style:parent-style-name="Standard">
      <style:text-properties fo:font-weight="bold" officeooo:rsid="001070c2" officeooo:paragraph-rsid="001070c2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ff0000" loext:opacity="100%" fo:font-size="20pt" fo:font-weight="normal" officeooo:rsid="001070c2" officeooo:paragraph-rsid="001070c2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15pt" fo:font-weight="normal" officeooo:rsid="001070c2" officeooo:paragraph-rsid="001070c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070c2" officeooo:paragraph-rsid="001070c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39c69" officeooo:paragraph-rsid="00139c6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45e9f" officeooo:paragraph-rsid="00145e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75899" officeooo:paragraph-rsid="0017589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070c2" officeooo:paragraph-rsid="001070c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21e1b" officeooo:paragraph-rsid="00121e1b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39c69" officeooo:paragraph-rsid="00139c69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45e9f" officeooo:paragraph-rsid="00145e9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75899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75899" officeooo:paragraph-rsid="0017589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c329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d271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d2718" officeooo:paragraph-rsid="001d271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12175" officeooo:paragraph-rsid="0021217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7b24" officeooo:paragraph-rsid="00237b2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cfed" officeooo:paragraph-rsid="0023cfe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fo:font-size="12pt" fo:font-weight="bold" officeooo:rsid="001c3290" officeooo:paragraph-rsid="001c3290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d271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d2718" officeooo:paragraph-rsid="001d271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12175" officeooo:paragraph-rsid="00212175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37b24" style:font-size-asian="12pt" style:font-weight-asian="bold" style:font-size-complex="12pt" style:font-weight-complex="bold"/>
    </style:style>
    <style:style style:name="T1" style:family="text">
      <style:text-properties officeooo:rsid="00121e1b"/>
    </style:style>
    <style:style style:name="T2" style:family="text">
      <style:text-properties officeooo:rsid="001a9c4c"/>
    </style:style>
    <style:style style:name="T3" style:family="text">
      <style:text-properties officeooo:rsid="001d271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www.youtube.com/watch?v=57pjD89IFXA&amp;list=PLUDwpEzHYYLt2RzOb-_eafLAP0VSoyJhf&amp;index=1</text:p>
      <text:p text:style-name="P2"/>
      <text:p text:style-name="P2">Part 1: Selenium with Python | Hybrid Framework Design from scratch | PyTest, POM &amp; HTML Reports</text:p>
      <text:p text:style-name="P1"/>
      <text:p text:style-name="P1">1. Built-in frameworks</text:p>
      <text:p text:style-name="P1">- pytest, robotframework, unittest etc..</text:p>
      <text:p text:style-name="P1"/>
      <text:p text:style-name="P1">2.Customized/User defined framework</text:p>
      <text:p text:style-name="P1">- Data driven framework, Keyword driven framework, Hybrid driven framework</text:p>
      <text:p text:style-name="P1"/>
      <text:p text:style-name="P1">Phases</text:p>
      <text:p text:style-name="P1">----------</text:p>
      <text:p text:style-name="P1">1. Analyze application, technology &amp; skill set of team. Choose test cases</text:p>
      <text:p text:style-name="P1"/>
      <text:p text:style-name="P1">100 TC’s….</text:p>
      <text:p text:style-name="P1"/>
      <text:p text:style-name="P1">Re-test cases (test data)</text:p>
      <text:p text:style-name="P1">Re-gression cases</text:p>
      <text:p text:style-name="P1">TC’s can be automatable</text:p>
      <text:p text:style-name="P1"/>
      <text:p text:style-name="P1">100% automation ???</text:p>
      <text:p text:style-name="P1"/>
      <text:p text:style-name="P1">2. Design &amp; implementation of framework</text:p>
      <text:p text:style-name="P1"/>
      <text:p text:style-name="P1">3. Execution</text:p>
      <text:p text:style-name="P1"/>
      <text:p text:style-name="P1">4. Maintenance (Version control system)</text:p>
      <text:p text:style-name="P1"/>
      <text:p text:style-name="P1">ecommerce Application… : https://www.nopcommerce.com/en/demo</text:p>
      <text:p text:style-name="P1"/>
      <text:p text:style-name="P1">Frontend : <text:a xlink:type="simple" xlink:href="https://demo.nopcommerce.com/" text:style-name="Internet_20_link" text:visited-style-name="Visited_20_Internet_20_Link">https://demo.nopcommerce.com/</text:a> </text:p>
      <text:p text:style-name="P1">Backend: <text:a xlink:type="simple" xlink:href="https://admin-demo.nopcommerce.com/" text:style-name="Internet_20_link" text:visited-style-name="Visited_20_Internet_20_Link">https://admin-demo.nopcommerce.com/</text:a></text:p>
      <text:p text:style-name="P1"/>
      <text:p text:style-name="P1"/>
      <text:p text:style-name="P3">Selenium Hybrid Framework</text:p>
      <text:p text:style-name="P4">(Python, Selenium, PyTest, Page Object Model, HTML Report)</text:p>
      <text:p text:style-name="P4"/>
      <text:p text:style-name="P10">Step 1: <text:span text:style-name="T1">Create new Project &amp; Install Required Packages/plugins</text:span></text:p>
      <text:p text:style-name="P5"/>
      <text:list xml:id="list3514036846" text:style-name="L1">
        <text:list-item>
          <text:p text:style-name="P15">Selenium : Selenium Libraries</text:p>
        </text:list-item>
        <text:list-item>
          <text:p text:style-name="P15">PyTest : Python UnitTest Framework</text:p>
        </text:list-item>
        <text:list-item>
          <text:p text:style-name="P15">pytest-html : PyTest HTML Reports</text:p>
        </text:list-item>
        <text:list-item>
          <text:p text:style-name="P15">pytest-xdist : Run Test Parallel</text:p>
        </text:list-item>
        <text:list-item>
          <text:p text:style-name="P15">Openpyxl : MS Excel support</text:p>
        </text:list-item>
        <text:list-item>
          <text:p text:style-name="P15">Allure-pytest : to generate allure report</text:p>
        </text:list-item>
      </text:list>
      <text:p text:style-name="P6"/>
      <text:p text:style-name="P11">Step 2: Create Folder Structure</text:p>
      <text:p text:style-name="P6"/>
      <text:p text:style-name="P6"><text:tab/>Project Name</text:p>
      <text:p text:style-name="P6"><text:tab/><text:tab/>|</text:p>
      <text:p text:style-name="P6"><text:tab/><text:tab/>pageObjects(Package)</text:p>
      <text:p text:style-name="P6"><text:tab/><text:tab/>|</text:p>
      <text:p text:style-name="P6"><text:tab/><text:tab/>utilities (Package)</text:p>
      <text:p text:style-name="P6"><text:tab/><text:tab/>|</text:p>
      <text:p text:style-name="P6"><text:tab/><text:tab/>TestData(Folder)</text:p>
      <text:p text:style-name="P6"><text:tab/><text:tab/>|</text:p>
      <text:p text:style-name="P6"><text:tab/><text:tab/>Configurations (Folder)</text:p>
      <text:p text:style-name="P6"><text:tab/><text:tab/>|</text:p>
      <text:p text:style-name="P6"><text:tab/><text:tab/>Logs(Folder)</text:p>
      <text:p text:style-name="P6"><text:tab/><text:tab/>|</text:p>
      <text:p text:style-name="P6"><text:tab/><text:tab/>Screenshots(Folder)</text:p>
      <text:p text:style-name="P6"><text:tab/><text:tab/>|</text:p>
      <text:p text:style-name="P6"><text:tab/><text:tab/>Reports(Folder)</text:p>
      <text:p text:style-name="P6"><text:tab/><text:tab/>|</text:p>
      <text:p text:style-name="P6"><text:tab/><text:tab/>Run.bat</text:p>
      <text:p text:style-name="P6"/>
      <text:p text:style-name="P6"/>
      <text:p text:style-name="P12">Step 3: Automating Login Test Case</text:p>
      <text:p text:style-name="P7"/>
      <text:p text:style-name="P7">3.1 Create LoginPage Object Class under “pageObject”</text:p>
      <text:p text:style-name="P7">3.2 Create LoginTest under “testCases”</text:p>
      <text:p text:style-name="P7">3.3 Create conftest.py under “testCases”</text:p>
      <text:p text:style-name="P7"/>
      <text:p text:style-name="P13">Step 4: Capture screenshot on failures</text:p>
      <text:p text:style-name="P8"/>
      <text:p text:style-name="P13">4.1 Update Login Test with Screenshot under “testCases”</text:p>
      <text:p text:style-name="P8"/>
      <text:p text:style-name="P14">Step 5: Read common values from ini file</text:p>
      <text:p text:style-name="P9"/>
      <text:p text:style-name="P9">5.1 Add “config.ini” file in “Configurations” folder</text:p>
      <text:p text:style-name="P9">5.2 Create “readProperties.py” utility file under utilities packages to read common data</text:p>
      <text:p text:style-name="P9">5.3 Replace hard coded values in Login test case</text:p>
      <text:p text:style-name="P14"><text:soft-page-break/>Step 6: Adding logs to test case</text:p>
      <text:p text:style-name="P9"/>
      <text:p text:style-name="P9">6.1 Add customLogger.py under utilities packages</text:p>
      <text:p text:style-name="P9">6.2 Add logs to Login test case</text:p>
      <text:p text:style-name="P9"/>
      <text:p text:style-name="P14">Step 7: Run Tests on Desired Browsers/Cross Browsers/ Parallel</text:p>
      <text:p text:style-name="P9"/>
      <text:p text:style-name="P9">7.1 update con<text:span text:style-name="T2">f</text:span>test.py with required Fixtures which will accept command line argument (browser)</text:p>
      <text:p text:style-name="P9">7.2 Pass browser name as argument in command line</text:p>
      <text:p text:style-name="P9"/>
      <text:p text:style-name="P9"/>
      <text:p text:style-name="P23">To Run test on desired browser</text:p>
      <text:p text:style-name="P23"/>
      <text:p text:style-name="P17">pytest -<text:span text:style-name="T3">s</text:span> -<text:span text:style-name="T3">v</text:span> testCases/test_login.py --browser chrome</text:p>
      <text:p text:style-name="P17">pytest -<text:span text:style-name="T3">s</text:span> -<text:span text:style-name="T3">v</text:span> testCases/test_login.py --browser firefox</text:p>
      <text:p text:style-name="P17"/>
      <text:p text:style-name="P23">To Run test parallel</text:p>
      <text:p text:style-name="P23"/>
      <text:p text:style-name="P17">pytest -<text:span text:style-name="T3">s</text:span> -<text:span text:style-name="T3">v</text:span> -n=3 testCases/test_login.py --browser chrome</text:p>
      <text:p text:style-name="P17">pytest -<text:span text:style-name="T3">s</text:span> -<text:span text:style-name="T3">v</text:span> -n=3 testCases/test_login.py --browser firefox</text:p>
      <text:p text:style-name="P17"/>
      <text:p text:style-name="P24">Step <text:span text:style-name="T3">8</text:span>: <text:span text:style-name="T3">Generate pytest HTML Reports</text:span></text:p>
      <text:p text:style-name="P24"/>
      <text:p text:style-name="P19">8.1: Update conftest.py with pytest hooks</text:p>
      <text:p text:style-name="P19">8.2: To Generate HTML report run below command:</text:p>
      <text:p text:style-name="P25"/>
      <text:p text:style-name="P18">pytest -v -s -n=2 --html=Reports/report.html testCases/test_login.py --browser chrome</text:p>
      <text:p text:style-name="P24"/>
      <text:p text:style-name="P26">Step 9: Automating Data Driven Test Case</text:p>
      <text:p text:style-name="P26"/>
      <text:p text:style-name="P20">9.1: Prepare test data in Excel sheet, place the excel file inside the TestData folder.</text:p>
      <text:p text:style-name="P20">9.2: Create “ExcelUtils.py” utility class under utilities packages</text:p>
      <text:p text:style-name="P20">9.3: Create LoginDataDrivenTest under testCases</text:p>
      <text:p text:style-name="P20">9.4: Run the test case</text:p>
      <text:p text:style-name="P20"/>
      <text:p text:style-name="P27">Step 10: Adding new testcases</text:p>
      <text:p text:style-name="P22">10.1. Add new Customer</text:p>
      <text:p text:style-name="P22">10.2 Search customer by email</text:p>
      <text:p text:style-name="P22">10.3 search customer by name</text:p>
      <text:p text:style-name="P21"/>
      <text:p text:style-name="P27">Step 11: Grouping Tes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4:06:07.222530889</meta:creation-date>
    <meta:generator>LibreOffice/7.3.3.2$Linux_X86_64 LibreOffice_project/30$Build-2</meta:generator>
    <dc:date>2022-05-23T17:03:12.247022249</dc:date>
    <meta:editing-duration>P1DT22H23M26S</meta:editing-duration>
    <meta:editing-cycles>15</meta:editing-cycles>
    <meta:document-statistic meta:table-count="0" meta:image-count="0" meta:object-count="0" meta:page-count="3" meta:paragraph-count="83" meta:word-count="428" meta:character-count="3016" meta:non-whitespace-character-count="2649"/>
  </office:meta>
</office:document-meta>
</file>